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LLADO HUAMAN, RONAL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LLADO HUAMAN, RONAL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6880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LORES FIGUEROA, HUMBERTO ALEJANDRO 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16216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8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22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